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159.99pt"/>
    </style:style>
    <style:style style:name="co10" style:family="table-column">
      <style:table-column-properties fo:break-before="auto" style:column-width="173.91pt"/>
    </style:style>
    <style:style style:name="co11" style:family="table-column">
      <style:table-column-properties fo:break-before="auto" style:column-width="115.26pt"/>
    </style:style>
    <style:style style:name="co12" style:family="table-column">
      <style:table-column-properties fo:break-before="auto" style:column-width="180.11pt"/>
    </style:style>
    <style:style style:name="co13" style:family="table-column">
      <style:table-column-properties fo:break-before="auto" style:column-width="194pt"/>
    </style:style>
    <style:style style:name="co14" style:family="table-column">
      <style:table-column-properties fo:break-before="auto" style:column-width="99.81pt"/>
    </style:style>
    <style:style style:name="co15" style:family="table-column">
      <style:table-column-properties fo:break-before="auto" style:column-width="115.99pt"/>
    </style:style>
    <style:style style:name="co16" style:family="table-column">
      <style:table-column-properties fo:break-before="auto" style:column-width="105.19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sitivityEx1_Influ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et: Toplevel network.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p0 of A1</text:p>
          </table:table-cell>
          <table:table-cell office:value-type="string" calcext:value-type="string">
            <text:p>p0 of A2</text:p>
          </table:table-cell>
          <table:table-cell office:value-type="string" calcext:value-type="string">
            <text:p>p0 of A3</text:p>
          </table:table-cell>
          <table:table-cell office:value-type="string" calcext:value-type="string">
            <text:p>p0 of A4</text:p>
          </table:table-cell>
          <table:table-cell office:value-type="string" calcext:value-type="string">
            <text:p>p0 of A5</text:p>
          </table:table-cell>
          <table:table-cell office:value-type="string" calcext:value-type="string">
            <text:p>Ranking A1</text:p>
          </table:table-cell>
          <table:table-cell office:value-type="string" calcext:value-type="string">
            <text:p>Ranking A2</text:p>
          </table:table-cell>
          <table:table-cell office:value-type="string" calcext:value-type="string">
            <text:p>Ranking A3</text:p>
          </table:table-cell>
          <table:table-cell office:value-type="string" calcext:value-type="string">
            <text:p>Ranking A4</text:p>
          </table:table-cell>
          <table:table-cell office:value-type="string" calcext:value-type="string">
            <text:p>Ranking A5</text:p>
          </table:table-cell>
          <table:table-cell office:value-type="string" calcext:value-type="string">
            <text:p>Dist: Taxi Cab</text:p>
          </table:table-cell>
          <table:table-cell office:value-type="string" calcext:value-type="string">
            <text:p>Dist: Avg % difference with known</text:p>
          </table:table-cell>
          <table:table-cell office:value-type="string" calcext:value-type="string">
            <text:p>Dist: Avg % difference without known</text:p>
          </table:table-cell>
          <table:table-cell office:value-type="string" calcext:value-type="string">
            <text:p>Dist: Max of differences</text:p>
          </table:table-cell>
          <table:table-cell office:value-type="string" calcext:value-type="string">
            <text:p>Dist: Max of % differences with known</text:p>
          </table:table-cell>
          <table:table-cell office:value-type="string" calcext:value-type="string">
            <text:p>Dist: Max of % differences without known</text:p>
          </table:table-cell>
          <table:table-cell office:value-type="string" calcext:value-type="string">
            <text:p>Dist: Max % change</text:p>
          </table:table-cell>
          <table:table-cell office:value-type="string" calcext:value-type="string">
            <text:p>Dist: Average % change</text:p>
          </table:table-cell>
          <table:table-cell office:value-type="string" calcext:value-type="string">
            <text:p>Dist: Rank distance 1</text:p>
          </table:table-cell>
        </table:table-row>
        <table:table-row table:style-name="ro1">
          <table:table-cell office:value-type="string" calcext:value-type="string">
            <text:p>Original Values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0.288242" calcext:value-type="float">
            <text:p>0.288242</text:p>
          </table:table-cell>
          <table:table-cell office:value-type="float" office:value="0.344461" calcext:value-type="float">
            <text:p>0.34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3:upper</text:p>
          </table:table-cell>
          <table:table-cell office:value-type="float" office:value="0.9" calcext:value-type="float">
            <text:p>0.9</text:p>
          </table:table-cell>
          <table:table-cell office:value-type="float" office:value="1.545281" calcext:value-type="float">
            <text:p>1.545281</text:p>
          </table:table-cell>
          <table:table-cell office:value-type="float" office:value="0.134066" calcext:value-type="float">
            <text:p>0.134066</text:p>
          </table:table-cell>
          <table:table-cell office:value-type="float" office:value="0.733657" calcext:value-type="float">
            <text:p>0.733657</text:p>
          </table:table-cell>
          <table:table-cell office:value-type="float" office:value="0.132277" calcext:value-type="float">
            <text:p>0.13227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9083" calcext:value-type="float">
            <text:p>0.89083</text:p>
          </table:table-cell>
          <table:table-cell office:value-type="float" office:value="0.932087" calcext:value-type="float">
            <text:p>0.932087</text:p>
          </table:table-cell>
          <table:table-cell office:value-type="float" office:value="0.897426" calcext:value-type="float">
            <text:p>0.897426</text:p>
          </table:table-cell>
          <table:table-cell office:value-type="float" office:value="0.445415" calcext:value-type="float">
            <text:p>0.445415</text:p>
          </table:table-cell>
          <table:table-cell office:value-type="float" office:value="1.545281" calcext:value-type="float">
            <text:p>1.545281</text:p>
          </table:table-cell>
          <table:table-cell office:value-type="float" office:value="0.930387" calcext:value-type="float">
            <text:p>0.930387</text:p>
          </table:table-cell>
          <table:table-cell office:value-type="float" office:value="1.739671" calcext:value-type="float">
            <text:p>1.739671</text:p>
          </table:table-cell>
          <table:table-cell office:value-type="float" office:value="1.629681" calcext:value-type="float">
            <text:p>1.62968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4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666183" calcext:value-type="float">
            <text:p>0.666183</text:p>
          </table:table-cell>
          <table:table-cell office:value-type="float" office:value="0.12261" calcext:value-type="float">
            <text:p>0.12261</text:p>
          </table:table-cell>
          <table:table-cell office:value-type="float" office:value="0.312048" calcext:value-type="float">
            <text:p>0.312048</text:p>
          </table:table-cell>
          <table:table-cell office:value-type="float" office:value="0.565342" calcext:value-type="float">
            <text:p>0.56534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9374" calcext:value-type="float">
            <text:p>0.489374</text:p>
          </table:table-cell>
          <table:table-cell office:value-type="float" office:value="0.463336" calcext:value-type="float">
            <text:p>0.463336</text:p>
          </table:table-cell>
          <table:table-cell office:value-type="float" office:value="0.521262" calcext:value-type="float">
            <text:p>0.521262</text:p>
          </table:table-cell>
          <table:table-cell office:value-type="float" office:value="0.244687" calcext:value-type="float">
            <text:p>0.244687</text:p>
          </table:table-cell>
          <table:table-cell office:value-type="float" office:value="0.666183" calcext:value-type="float">
            <text:p>0.666183</text:p>
          </table:table-cell>
          <table:table-cell office:value-type="float" office:value="0.998913" calcext:value-type="float">
            <text:p>0.998913</text:p>
          </table:table-cell>
          <table:table-cell office:value-type="float" office:value="1.995655" calcext:value-type="float">
            <text:p>1.995655</text:p>
          </table:table-cell>
          <table:table-cell office:value-type="float" office:value="0.906494" calcext:value-type="float">
            <text:p>0.90649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5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581578" calcext:value-type="float">
            <text:p>0.581578</text:p>
          </table:table-cell>
          <table:table-cell office:value-type="float" office:value="0.580908" calcext:value-type="float">
            <text:p>0.580908</text:p>
          </table:table-cell>
          <table:table-cell office:value-type="float" office:value="0.261364" calcext:value-type="float">
            <text:p>0.261364</text:p>
          </table:table-cell>
          <table:table-cell office:value-type="float" office:value="0.157728" calcext:value-type="float">
            <text:p>0.15772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27223" calcext:value-type="float">
            <text:p>0.427223</text:p>
          </table:table-cell>
          <table:table-cell office:value-type="float" office:value="0.405643" calcext:value-type="float">
            <text:p>0.405643</text:p>
          </table:table-cell>
          <table:table-cell office:value-type="float" office:value="0.430682" calcext:value-type="float">
            <text:p>0.430682</text:p>
          </table:table-cell>
          <table:table-cell office:value-type="float" office:value="0.213612" calcext:value-type="float">
            <text:p>0.213612</text:p>
          </table:table-cell>
          <table:table-cell office:value-type="float" office:value="0.581578" calcext:value-type="float">
            <text:p>0.581578</text:p>
          </table:table-cell>
          <table:table-cell office:value-type="float" office:value="0.743678" calcext:value-type="float">
            <text:p>0.743678</text:p>
          </table:table-cell>
          <table:table-cell office:value-type="float" office:value="1.183896" calcext:value-type="float">
            <text:p>1.183896</text:p>
          </table:table-cell>
          <table:table-cell office:value-type="float" office:value="0.622771" calcext:value-type="float">
            <text:p>0.62277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560772" calcext:value-type="float">
            <text:p>0.560772</text:p>
          </table:table-cell>
          <table:table-cell office:value-type="float" office:value="0.479133" calcext:value-type="float">
            <text:p>0.479133</text:p>
          </table:table-cell>
          <table:table-cell office:value-type="float" office:value="0.126604" calcext:value-type="float">
            <text:p>0.126604</text:p>
          </table:table-cell>
          <table:table-cell office:value-type="float" office:value="0.394263" calcext:value-type="float">
            <text:p>0.39426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23276" calcext:value-type="float">
            <text:p>0.323276</text:p>
          </table:table-cell>
          <table:table-cell office:value-type="float" office:value="0.336612" calcext:value-type="float">
            <text:p>0.336612</text:p>
          </table:table-cell>
          <table:table-cell office:value-type="float" office:value="0.392785" calcext:value-type="float">
            <text:p>0.392785</text:p>
          </table:table-cell>
          <table:table-cell office:value-type="float" office:value="0.161638" calcext:value-type="float">
            <text:p>0.161638</text:p>
          </table:table-cell>
          <table:table-cell office:value-type="float" office:value="0.560772" calcext:value-type="float">
            <text:p>0.560772</text:p>
          </table:table-cell>
          <table:table-cell office:value-type="float" office:value="0.779268" calcext:value-type="float">
            <text:p>0.779268</text:p>
          </table:table-cell>
          <table:table-cell office:value-type="float" office:value="1.276722" calcext:value-type="float">
            <text:p>1.276722</text:p>
          </table:table-cell>
          <table:table-cell office:value-type="float" office:value="0.575262" calcext:value-type="float">
            <text:p>0.5752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519716" calcext:value-type="float">
            <text:p>0.519716</text:p>
          </table:table-cell>
          <table:table-cell office:value-type="float" office:value="0.176407" calcext:value-type="float">
            <text:p>0.176407</text:p>
          </table:table-cell>
          <table:table-cell office:value-type="float" office:value="0.335499" calcext:value-type="float">
            <text:p>0.335499</text:p>
          </table:table-cell>
          <table:table-cell office:value-type="float" office:value="0.488094" calcext:value-type="float">
            <text:p>0.48809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178" calcext:value-type="float">
            <text:p>0.38178</text:p>
          </table:table-cell>
          <table:table-cell office:value-type="float" office:value="0.366881" calcext:value-type="float">
            <text:p>0.366881</text:p>
          </table:table-cell>
          <table:table-cell office:value-type="float" office:value="0.399584" calcext:value-type="float">
            <text:p>0.399584</text:p>
          </table:table-cell>
          <table:table-cell office:value-type="float" office:value="0.19089" calcext:value-type="float">
            <text:p>0.19089</text:p>
          </table:table-cell>
          <table:table-cell office:value-type="float" office:value="0.519716" calcext:value-type="float">
            <text:p>0.519716</text:p>
          </table:table-cell>
          <table:table-cell office:value-type="float" office:value="0.702184" calcext:value-type="float">
            <text:p>0.702184</text:p>
          </table:table-cell>
          <table:table-cell office:value-type="float" office:value="1.0821" calcext:value-type="float">
            <text:p>1.0821</text:p>
          </table:table-cell>
          <table:table-cell office:value-type="float" office:value="0.554342" calcext:value-type="float">
            <text:p>0.55434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515384" calcext:value-type="float">
            <text:p>0.515384</text:p>
          </table:table-cell>
          <table:table-cell office:value-type="float" office:value="0.393141" calcext:value-type="float">
            <text:p>0.393141</text:p>
          </table:table-cell>
          <table:table-cell office:value-type="float" office:value="0.436797" calcext:value-type="float">
            <text:p>0.436797</text:p>
          </table:table-cell>
          <table:table-cell office:value-type="float" office:value="0.170062" calcext:value-type="float">
            <text:p>0.17006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48799" calcext:value-type="float">
            <text:p>0.348799</text:p>
          </table:table-cell>
          <table:table-cell office:value-type="float" office:value="0.364015" calcext:value-type="float">
            <text:p>0.364015</text:p>
          </table:table-cell>
          <table:table-cell office:value-type="float" office:value="0.385222" calcext:value-type="float">
            <text:p>0.38522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515384" calcext:value-type="float">
            <text:p>0.515384</text:p>
          </table:table-cell>
          <table:table-cell office:value-type="float" office:value="0.677908" calcext:value-type="float">
            <text:p>0.677908</text:p>
          </table:table-cell>
          <table:table-cell office:value-type="float" office:value="1.025509" calcext:value-type="float">
            <text:p>1.025509</text:p>
          </table:table-cell>
          <table:table-cell office:value-type="float" office:value="0.537085" calcext:value-type="float">
            <text:p>0.53708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454697" calcext:value-type="float">
            <text:p>0.454697</text:p>
          </table:table-cell>
          <table:table-cell office:value-type="float" office:value="0.509509" calcext:value-type="float">
            <text:p>0.509509</text:p>
          </table:table-cell>
          <table:table-cell office:value-type="float" office:value="0.302655" calcext:value-type="float">
            <text:p>0.302655</text:p>
          </table:table-cell>
          <table:table-cell office:value-type="float" office:value="0.187836" calcext:value-type="float">
            <text:p>0.18783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13251" calcext:value-type="float">
            <text:p>0.313251</text:p>
          </table:table-cell>
          <table:table-cell office:value-type="float" office:value="0.297296" calcext:value-type="float">
            <text:p>0.297296</text:p>
          </table:table-cell>
          <table:table-cell office:value-type="float" office:value="0.320553" calcext:value-type="float">
            <text:p>0.320553</text:p>
          </table:table-cell>
          <table:table-cell office:value-type="float" office:value="0.156625" calcext:value-type="float">
            <text:p>0.156625</text:p>
          </table:table-cell>
          <table:table-cell office:value-type="float" office:value="0.454697" calcext:value-type="float">
            <text:p>0.454697</text:p>
          </table:table-cell>
          <table:table-cell office:value-type="float" office:value="0.588489" calcext:value-type="float">
            <text:p>0.588489</text:p>
          </table:table-cell>
          <table:table-cell office:value-type="float" office:value="0.833843" calcext:value-type="float">
            <text:p>0.833843</text:p>
          </table:table-cell>
          <table:table-cell office:value-type="float" office:value="0.423678" calcext:value-type="float">
            <text:p>0.42367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441023" calcext:value-type="float">
            <text:p>0.441023</text:p>
          </table:table-cell>
          <table:table-cell office:value-type="float" office:value="0.273113" calcext:value-type="float">
            <text:p>0.273113</text:p>
          </table:table-cell>
          <table:table-cell office:value-type="float" office:value="0.230511" calcext:value-type="float">
            <text:p>0.230511</text:p>
          </table:table-cell>
          <table:table-cell office:value-type="float" office:value="0.496377" calcext:value-type="float">
            <text:p>0.49637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03831" calcext:value-type="float">
            <text:p>0.303831</text:p>
          </table:table-cell>
          <table:table-cell office:value-type="float" office:value="0.299245" calcext:value-type="float">
            <text:p>0.299245</text:p>
          </table:table-cell>
          <table:table-cell office:value-type="float" office:value="0.292686" calcext:value-type="float">
            <text:p>0.292686</text:p>
          </table:table-cell>
          <table:table-cell office:value-type="float" office:value="0.151915" calcext:value-type="float">
            <text:p>0.151915</text:p>
          </table:table-cell>
          <table:table-cell office:value-type="float" office:value="0.441023" calcext:value-type="float">
            <text:p>0.441023</text:p>
          </table:table-cell>
          <table:table-cell office:value-type="float" office:value="0.361343" calcext:value-type="float">
            <text:p>0.361343</text:p>
          </table:table-cell>
          <table:table-cell office:value-type="float" office:value="0.441023" calcext:value-type="float">
            <text:p>0.441023</text:p>
          </table:table-cell>
          <table:table-cell office:value-type="float" office:value="0.345442" calcext:value-type="float">
            <text:p>0.34544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33994" calcext:value-type="float">
            <text:p>0.33994</text:p>
          </table:table-cell>
          <table:table-cell office:value-type="float" office:value="0.336064" calcext:value-type="float">
            <text:p>0.336064</text:p>
          </table:table-cell>
          <table:table-cell office:value-type="float" office:value="0.202378" calcext:value-type="float">
            <text:p>0.202378</text:p>
          </table:table-cell>
          <table:table-cell office:value-type="float" office:value="0.461558" calcext:value-type="float">
            <text:p>0.4615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193" calcext:value-type="float">
            <text:p>0.234193</text:p>
          </table:table-cell>
          <table:table-cell office:value-type="float" office:value="0.240954" calcext:value-type="float">
            <text:p>0.240954</text:p>
          </table:table-cell>
          <table:table-cell office:value-type="float" office:value="0.243129" calcext:value-type="float">
            <text:p>0.243129</text:p>
          </table:table-cell>
          <table:table-cell office:value-type="float" office:value="0.117096" calcext:value-type="float">
            <text:p>0.117096</text:p>
          </table:table-cell>
          <table:table-cell office:value-type="float" office:value="0.33994" calcext:value-type="float">
            <text:p>0.33994</text:p>
          </table:table-cell>
          <table:table-cell office:value-type="float" office:value="0.350022" calcext:value-type="float">
            <text:p>0.350022</text:p>
          </table:table-cell>
          <table:table-cell office:value-type="float" office:value="0.424274" calcext:value-type="float">
            <text:p>0.424274</text:p>
          </table:table-cell>
          <table:table-cell office:value-type="float" office:value="0.285717" calcext:value-type="float">
            <text:p>0.2857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336464" calcext:value-type="float">
            <text:p>0.336464</text:p>
          </table:table-cell>
          <table:table-cell office:value-type="float" office:value="0.410243" calcext:value-type="float">
            <text:p>0.410243</text:p>
          </table:table-cell>
          <table:table-cell office:value-type="float" office:value="0.191259" calcext:value-type="float">
            <text:p>0.191259</text:p>
          </table:table-cell>
          <table:table-cell office:value-type="float" office:value="0.398498" calcext:value-type="float">
            <text:p>0.39849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3966" calcext:value-type="float">
            <text:p>0.193966</text:p>
          </table:table-cell>
          <table:table-cell office:value-type="float" office:value="0.203421" calcext:value-type="float">
            <text:p>0.203421</text:p>
          </table:table-cell>
          <table:table-cell office:value-type="float" office:value="0.220149" calcext:value-type="float">
            <text:p>0.220149</text:p>
          </table:table-cell>
          <table:table-cell office:value-type="float" office:value="0.096983" calcext:value-type="float">
            <text:p>0.096983</text:p>
          </table:table-cell>
          <table:table-cell office:value-type="float" office:value="0.336464" calcext:value-type="float">
            <text:p>0.336464</text:p>
          </table:table-cell>
          <table:table-cell office:value-type="float" office:value="0.404516" calcext:value-type="float">
            <text:p>0.404516</text:p>
          </table:table-cell>
          <table:table-cell office:value-type="float" office:value="0.507076" calcext:value-type="float">
            <text:p>0.507076</text:p>
          </table:table-cell>
          <table:table-cell office:value-type="float" office:value="0.260291" calcext:value-type="float">
            <text:p>0.2602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370425" calcext:value-type="float">
            <text:p>0.370425</text:p>
          </table:table-cell>
          <table:table-cell office:value-type="float" office:value="0.204831" calcext:value-type="float">
            <text:p>0.204831</text:p>
          </table:table-cell>
          <table:table-cell office:value-type="float" office:value="0.424745" calcext:value-type="float">
            <text:p>0.42474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66823" calcext:value-type="float">
            <text:p>0.166823</text:p>
          </table:table-cell>
          <table:table-cell office:value-type="float" office:value="0.176989" calcext:value-type="float">
            <text:p>0.176989</text:p>
          </table:table-cell>
          <table:table-cell office:value-type="float" office:value="0.185186" calcext:value-type="float">
            <text:p>0.185186</text:p>
          </table:table-cell>
          <table:table-cell office:value-type="float" office:value="0.083412" calcext:value-type="float">
            <text:p>0.083412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338334" calcext:value-type="float">
            <text:p>0.338334</text:p>
          </table:table-cell>
          <table:table-cell office:value-type="float" office:value="0.407223" calcext:value-type="float">
            <text:p>0.407223</text:p>
          </table:table-cell>
          <table:table-cell office:value-type="float" office:value="0.21627" calcext:value-type="float">
            <text:p>0.2162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195159" calcext:value-type="float">
            <text:p>0.195159</text:p>
          </table:table-cell>
          <table:table-cell office:value-type="float" office:value="0.438978" calcext:value-type="float">
            <text:p>0.438978</text:p>
          </table:table-cell>
          <table:table-cell office:value-type="float" office:value="0.240319" calcext:value-type="float">
            <text:p>0.240319</text:p>
          </table:table-cell>
          <table:table-cell office:value-type="float" office:value="0.320703" calcext:value-type="float">
            <text:p>0.32070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43363" calcext:value-type="float">
            <text:p>0.143363</text:p>
          </table:table-cell>
          <table:table-cell office:value-type="float" office:value="0.143464" calcext:value-type="float">
            <text:p>0.143464</text:p>
          </table:table-cell>
          <table:table-cell office:value-type="float" office:value="0.143526" calcext:value-type="float">
            <text:p>0.143526</text:p>
          </table:table-cell>
          <table:table-cell office:value-type="float" office:value="0.071681" calcext:value-type="float">
            <text:p>0.071681</text:p>
          </table:table-cell>
          <table:table-cell office:value-type="float" office:value="0.195159" calcext:value-type="float">
            <text:p>0.195159</text:p>
          </table:table-cell>
          <table:table-cell office:value-type="float" office:value="0.181333" calcext:value-type="float">
            <text:p>0.181333</text:p>
          </table:table-cell>
          <table:table-cell office:value-type="float" office:value="0.199413" calcext:value-type="float">
            <text:p>0.199413</text:p>
          </table:table-cell>
          <table:table-cell office:value-type="float" office:value="0.156218" calcext:value-type="float">
            <text:p>0.1562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165914" calcext:value-type="float">
            <text:p>0.165914</text:p>
          </table:table-cell>
          <table:table-cell office:value-type="float" office:value="0.428236" calcext:value-type="float">
            <text:p>0.428236</text:p>
          </table:table-cell>
          <table:table-cell office:value-type="float" office:value="0.254046" calcext:value-type="float">
            <text:p>0.254046</text:p>
          </table:table-cell>
          <table:table-cell office:value-type="float" office:value="0.317718" calcext:value-type="float">
            <text:p>0.31771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1879" calcext:value-type="float">
            <text:p>0.121879</text:p>
          </table:table-cell>
          <table:table-cell office:value-type="float" office:value="0.12073" calcext:value-type="float">
            <text:p>0.12073</text:p>
          </table:table-cell>
          <table:table-cell office:value-type="float" office:value="0.120032" calcext:value-type="float">
            <text:p>0.120032</text:p>
          </table:table-cell>
          <table:table-cell office:value-type="float" office:value="0.060939" calcext:value-type="float">
            <text:p>0.060939</text:p>
          </table:table-cell>
          <table:table-cell office:value-type="float" office:value="0.165914" calcext:value-type="float">
            <text:p>0.165914</text:p>
          </table:table-cell>
          <table:table-cell office:value-type="float" office:value="0.153204" calcext:value-type="float">
            <text:p>0.153204</text:p>
          </table:table-cell>
          <table:table-cell office:value-type="float" office:value="0.165914" calcext:value-type="float">
            <text:p>0.165914</text:p>
          </table:table-cell>
          <table:table-cell office:value-type="float" office:value="0.128231" calcext:value-type="float">
            <text:p>0.1282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142055" calcext:value-type="float">
            <text:p>0.142055</text:p>
          </table:table-cell>
          <table:table-cell office:value-type="float" office:value="0.322055" calcext:value-type="float">
            <text:p>0.322055</text:p>
          </table:table-cell>
          <table:table-cell office:value-type="float" office:value="0.284551" calcext:value-type="float">
            <text:p>0.284551</text:p>
          </table:table-cell>
          <table:table-cell office:value-type="float" office:value="0.393394" calcext:value-type="float">
            <text:p>0.39339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7865" calcext:value-type="float">
            <text:p>0.097865</text:p>
          </table:table-cell>
          <table:table-cell office:value-type="float" office:value="0.092678" calcext:value-type="float">
            <text:p>0.092678</text:p>
          </table:table-cell>
          <table:table-cell office:value-type="float" office:value="0.09226" calcext:value-type="float">
            <text:p>0.09226</text:p>
          </table:table-cell>
          <table:table-cell office:value-type="float" office:value="0.048932" calcext:value-type="float">
            <text:p>0.048932</text:p>
          </table:table-cell>
          <table:table-cell office:value-type="float" office:value="0.142055" calcext:value-type="float">
            <text:p>0.142055</text:p>
          </table:table-cell>
          <table:table-cell office:value-type="float" office:value="0.132634" calcext:value-type="float">
            <text:p>0.132634</text:p>
          </table:table-cell>
          <table:table-cell office:value-type="float" office:value="0.142055" calcext:value-type="float">
            <text:p>0.142055</text:p>
          </table:table-cell>
          <table:table-cell office:value-type="float" office:value="0.098501" calcext:value-type="float">
            <text:p>0.09850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3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140984" calcext:value-type="float">
            <text:p>0.140984</text:p>
          </table:table-cell>
          <table:table-cell office:value-type="float" office:value="0.386035" calcext:value-type="float">
            <text:p>0.386035</text:p>
          </table:table-cell>
          <table:table-cell office:value-type="float" office:value="0.247605" calcext:value-type="float">
            <text:p>0.247605</text:p>
          </table:table-cell>
          <table:table-cell office:value-type="float" office:value="0.366361" calcext:value-type="float">
            <text:p>0.36636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1275" calcext:value-type="float">
            <text:p>0.081275</text:p>
          </table:table-cell>
          <table:table-cell office:value-type="float" office:value="0.085192" calcext:value-type="float">
            <text:p>0.085192</text:p>
          </table:table-cell>
          <table:table-cell office:value-type="float" office:value="0.08768" calcext:value-type="float">
            <text:p>0.08768</text:p>
          </table:table-cell>
          <table:table-cell office:value-type="float" office:value="0.040638" calcext:value-type="float">
            <text:p>0.040638</text:p>
          </table:table-cell>
          <table:table-cell office:value-type="float" office:value="0.140984" calcext:value-type="float">
            <text:p>0.140984</text:p>
          </table:table-cell>
          <table:table-cell office:value-type="float" office:value="0.151676" calcext:value-type="float">
            <text:p>0.151676</text:p>
          </table:table-cell>
          <table:table-cell office:value-type="float" office:value="0.164123" calcext:value-type="float">
            <text:p>0.164123</text:p>
          </table:table-cell>
          <table:table-cell office:value-type="float" office:value="0.092905" calcext:value-type="float">
            <text:p>0.0929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117164" calcext:value-type="float">
            <text:p>0.117164</text:p>
          </table:table-cell>
          <table:table-cell office:value-type="float" office:value="0.384248" calcext:value-type="float">
            <text:p>0.384248</text:p>
          </table:table-cell>
          <table:table-cell office:value-type="float" office:value="0.254471" calcext:value-type="float">
            <text:p>0.254471</text:p>
          </table:table-cell>
          <table:table-cell office:value-type="float" office:value="0.361282" calcext:value-type="float">
            <text:p>0.36128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7543" calcext:value-type="float">
            <text:p>0.067543</text:p>
          </table:table-cell>
          <table:table-cell office:value-type="float" office:value="0.070715" calcext:value-type="float">
            <text:p>0.070715</text:p>
          </table:table-cell>
          <table:table-cell office:value-type="float" office:value="0.07241" calcext:value-type="float">
            <text:p>0.07241</text:p>
          </table:table-cell>
          <table:table-cell office:value-type="float" office:value="0.033771" calcext:value-type="float">
            <text:p>0.033771</text:p>
          </table:table-cell>
          <table:table-cell office:value-type="float" office:value="0.117164" calcext:value-type="float">
            <text:p>0.117164</text:p>
          </table:table-cell>
          <table:table-cell office:value-type="float" office:value="0.124454" calcext:value-type="float">
            <text:p>0.124454</text:p>
          </table:table-cell>
          <table:table-cell office:value-type="float" office:value="0.132713" calcext:value-type="float">
            <text:p>0.132713</text:p>
          </table:table-cell>
          <table:table-cell office:value-type="float" office:value="0.075898" calcext:value-type="float">
            <text:p>0.0758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4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404044" calcext:value-type="float">
            <text:p>0.404044</text:p>
          </table:table-cell>
          <table:table-cell office:value-type="float" office:value="0.279957" calcext:value-type="float">
            <text:p>0.279957</text:p>
          </table:table-cell>
          <table:table-cell office:value-type="float" office:value="0.315999" calcext:value-type="float">
            <text:p>0.31599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3494" calcext:value-type="float">
            <text:p>0.073494</text:p>
          </table:table-cell>
          <table:table-cell office:value-type="float" office:value="0.070473" calcext:value-type="float">
            <text:p>0.070473</text:p>
          </table:table-cell>
          <table:table-cell office:value-type="float" office:value="0.070211" calcext:value-type="float">
            <text:p>0.070211</text:p>
          </table:table-cell>
          <table:table-cell office:value-type="float" office:value="0.036747" calcext:value-type="float">
            <text:p>0.03674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095282" calcext:value-type="float">
            <text:p>0.095282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073237" calcext:value-type="float">
            <text:p>0.0732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91857" calcext:value-type="float">
            <text:p>0.091857</text:p>
          </table:table-cell>
          <table:table-cell office:value-type="float" office:value="0.351963" calcext:value-type="float">
            <text:p>0.351963</text:p>
          </table:table-cell>
          <table:table-cell office:value-type="float" office:value="0.314719" calcext:value-type="float">
            <text:p>0.314719</text:p>
          </table:table-cell>
          <table:table-cell office:value-type="float" office:value="0.333318" calcext:value-type="float">
            <text:p>0.33331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2954" calcext:value-type="float">
            <text:p>0.052954</text:p>
          </table:table-cell>
          <table:table-cell office:value-type="float" office:value="0.055318" calcext:value-type="float">
            <text:p>0.055318</text:p>
          </table:table-cell>
          <table:table-cell office:value-type="float" office:value="0.054448" calcext:value-type="float">
            <text:p>0.054448</text:p>
          </table:table-cell>
          <table:table-cell office:value-type="float" office:value="0.026477" calcext:value-type="float">
            <text:p>0.026477</text:p>
          </table:table-cell>
          <table:table-cell office:value-type="float" office:value="0.091857" calcext:value-type="float">
            <text:p>0.091857</text:p>
          </table:table-cell>
          <table:table-cell office:value-type="float" office:value="0.087823" calcext:value-type="float">
            <text:p>0.087823</text:p>
          </table:table-cell>
          <table:table-cell office:value-type="float" office:value="0.091857" calcext:value-type="float">
            <text:p>0.091857</text:p>
          </table:table-cell>
          <table:table-cell office:value-type="float" office:value="0.056285" calcext:value-type="float">
            <text:p>0.0562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85452" calcext:value-type="float">
            <text:p>0.085452</text:p>
          </table:table-cell>
          <table:table-cell office:value-type="float" office:value="0.384051" calcext:value-type="float">
            <text:p>0.384051</text:p>
          </table:table-cell>
          <table:table-cell office:value-type="float" office:value="0.300923" calcext:value-type="float">
            <text:p>0.300923</text:p>
          </table:table-cell>
          <table:table-cell office:value-type="float" office:value="0.315026" calcext:value-type="float">
            <text:p>0.31502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887" calcext:value-type="float">
            <text:p>0.05887</text:p>
          </table:table-cell>
          <table:table-cell office:value-type="float" office:value="0.058354" calcext:value-type="float">
            <text:p>0.058354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029435" calcext:value-type="float">
            <text:p>0.029435</text:p>
          </table:table-cell>
          <table:table-cell office:value-type="float" office:value="0.085452" calcext:value-type="float">
            <text:p>0.085452</text:p>
          </table:table-cell>
          <table:table-cell office:value-type="float" office:value="0.089266" calcext:value-type="float">
            <text:p>0.089266</text:p>
          </table:table-cell>
          <table:table-cell office:value-type="float" office:value="0.093437" calcext:value-type="float">
            <text:p>0.093437</text:p>
          </table:table-cell>
          <table:table-cell office:value-type="float" office:value="0.061015" calcext:value-type="float">
            <text:p>0.0610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76775" calcext:value-type="float">
            <text:p>0.076775</text:p>
          </table:table-cell>
          <table:table-cell office:value-type="float" office:value="0.363348" calcext:value-type="float">
            <text:p>0.363348</text:p>
          </table:table-cell>
          <table:table-cell office:value-type="float" office:value="0.310372" calcext:value-type="float">
            <text:p>0.310372</text:p>
          </table:table-cell>
          <table:table-cell office:value-type="float" office:value="0.32628" calcext:value-type="float">
            <text:p>0.3262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44259" calcext:value-type="float">
            <text:p>0.044259</text:p>
          </table:table-cell>
          <table:table-cell office:value-type="float" office:value="0.046769" calcext:value-type="float">
            <text:p>0.046769</text:p>
          </table:table-cell>
          <table:table-cell office:value-type="float" office:value="0.046319" calcext:value-type="float">
            <text:p>0.046319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76775" calcext:value-type="float">
            <text:p>0.076775</text:p>
          </table:table-cell>
          <table:table-cell office:value-type="float" office:value="0.073937" calcext:value-type="float">
            <text:p>0.073937</text:p>
          </table:table-cell>
          <table:table-cell office:value-type="float" office:value="0.076775" calcext:value-type="float">
            <text:p>0.076775</text:p>
          </table:table-cell>
          <table:table-cell office:value-type="float" office:value="0.047788" calcext:value-type="float">
            <text:p>0.0477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67255" calcext:value-type="float">
            <text:p>0.067255</text:p>
          </table:table-cell>
          <table:table-cell office:value-type="float" office:value="0.391999" calcext:value-type="float">
            <text:p>0.391999</text:p>
          </table:table-cell>
          <table:table-cell office:value-type="float" office:value="0.282102" calcext:value-type="float">
            <text:p>0.282102</text:p>
          </table:table-cell>
          <table:table-cell office:value-type="float" office:value="0.325899" calcext:value-type="float">
            <text:p>0.32589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49405" calcext:value-type="float">
            <text:p>0.049405</text:p>
          </table:table-cell>
          <table:table-cell office:value-type="float" office:value="0.047482" calcext:value-type="float">
            <text:p>0.047482</text:p>
          </table:table-cell>
          <table:table-cell office:value-type="float" office:value="0.047326" calcext:value-type="float">
            <text:p>0.047326</text:p>
          </table:table-cell>
          <table:table-cell office:value-type="float" office:value="0.024702" calcext:value-type="float">
            <text:p>0.024702</text:p>
          </table:table-cell>
          <table:table-cell office:value-type="float" office:value="0.067255" calcext:value-type="float">
            <text:p>0.067255</text:p>
          </table:table-cell>
          <table:table-cell office:value-type="float" office:value="0.065067" calcext:value-type="float">
            <text:p>0.065067</text:p>
          </table:table-cell>
          <table:table-cell office:value-type="float" office:value="0.067255" calcext:value-type="float">
            <text:p>0.067255</text:p>
          </table:table-cell>
          <table:table-cell office:value-type="float" office:value="0.048659" calcext:value-type="float">
            <text:p>0.0486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5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54221" calcext:value-type="float">
            <text:p>0.054221</text:p>
          </table:table-cell>
          <table:table-cell office:value-type="float" office:value="0.347828" calcext:value-type="float">
            <text:p>0.347828</text:p>
          </table:table-cell>
          <table:table-cell office:value-type="float" office:value="0.289033" calcext:value-type="float">
            <text:p>0.289033</text:p>
          </table:table-cell>
          <table:table-cell office:value-type="float" office:value="0.363138" calcext:value-type="float">
            <text:p>0.36313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8936" calcext:value-type="float">
            <text:p>0.038936</text:p>
          </table:table-cell>
          <table:table-cell office:value-type="float" office:value="0.036657" calcext:value-type="float">
            <text:p>0.036657</text:p>
          </table:table-cell>
          <table:table-cell office:value-type="float" office:value="0.036659" calcext:value-type="float">
            <text:p>0.036659</text:p>
          </table:table-cell>
          <table:table-cell office:value-type="float" office:value="0.019468" calcext:value-type="float">
            <text:p>0.019468</text:p>
          </table:table-cell>
          <table:table-cell office:value-type="float" office:value="0.054221" calcext:value-type="float">
            <text:p>0.054221</text:p>
          </table:table-cell>
          <table:table-cell office:value-type="float" office:value="0.054447" calcext:value-type="float">
            <text:p>0.054447</text:p>
          </table:table-cell>
          <table:table-cell office:value-type="float" office:value="0.055971" calcext:value-type="float">
            <text:p>0.055971</text:p>
          </table:table-cell>
          <table:table-cell office:value-type="float" office:value="0.037646" calcext:value-type="float">
            <text:p>0.03764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53869" calcext:value-type="float">
            <text:p>0.053869</text:p>
          </table:table-cell>
          <table:table-cell office:value-type="float" office:value="0.35659" calcext:value-type="float">
            <text:p>0.35659</text:p>
          </table:table-cell>
          <table:table-cell office:value-type="float" office:value="0.303769" calcext:value-type="float">
            <text:p>0.303769</text:p>
          </table:table-cell>
          <table:table-cell office:value-type="float" office:value="0.339641" calcext:value-type="float">
            <text:p>0.33964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1054" calcext:value-type="float">
            <text:p>0.031054</text:p>
          </table:table-cell>
          <table:table-cell office:value-type="float" office:value="0.032338" calcext:value-type="float">
            <text:p>0.032338</text:p>
          </table:table-cell>
          <table:table-cell office:value-type="float" office:value="0.032043" calcext:value-type="float">
            <text:p>0.032043</text:p>
          </table:table-cell>
          <table:table-cell office:value-type="float" office:value="0.015527" calcext:value-type="float">
            <text:p>0.015527</text:p>
          </table:table-cell>
          <table:table-cell office:value-type="float" office:value="0.053869" calcext:value-type="float">
            <text:p>0.053869</text:p>
          </table:table-cell>
          <table:table-cell office:value-type="float" office:value="0.052456" calcext:value-type="float">
            <text:p>0.052456</text:p>
          </table:table-cell>
          <table:table-cell office:value-type="float" office:value="0.053869" calcext:value-type="float">
            <text:p>0.053869</text:p>
          </table:table-cell>
          <table:table-cell office:value-type="float" office:value="0.032696" calcext:value-type="float">
            <text:p>0.0326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53733" calcext:value-type="float">
            <text:p>0.053733</text:p>
          </table:table-cell>
          <table:table-cell office:value-type="float" office:value="0.360819" calcext:value-type="float">
            <text:p>0.360819</text:p>
          </table:table-cell>
          <table:table-cell office:value-type="float" office:value="0.276211" calcext:value-type="float">
            <text:p>0.276211</text:p>
          </table:table-cell>
          <table:table-cell office:value-type="float" office:value="0.36297" calcext:value-type="float">
            <text:p>0.3629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7018" calcext:value-type="float">
            <text:p>0.037018</text:p>
          </table:table-cell>
          <table:table-cell office:value-type="float" office:value="0.037703" calcext:value-type="float">
            <text:p>0.037703</text:p>
          </table:table-cell>
          <table:table-cell office:value-type="float" office:value="0.037583" calcext:value-type="float">
            <text:p>0.037583</text:p>
          </table:table-cell>
          <table:table-cell office:value-type="float" office:value="0.018509" calcext:value-type="float">
            <text:p>0.018509</text:p>
          </table:table-cell>
          <table:table-cell office:value-type="float" office:value="0.053733" calcext:value-type="float">
            <text:p>0.053733</text:p>
          </table:table-cell>
          <table:table-cell office:value-type="float" office:value="0.052327" calcext:value-type="float">
            <text:p>0.052327</text:p>
          </table:table-cell>
          <table:table-cell office:value-type="float" office:value="0.053733" calcext:value-type="float">
            <text:p>0.053733</text:p>
          </table:table-cell>
          <table:table-cell office:value-type="float" office:value="0.038414" calcext:value-type="float">
            <text:p>0.03841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41284" calcext:value-type="float">
            <text:p>0.041284</text:p>
          </table:table-cell>
          <table:table-cell office:value-type="float" office:value="0.352133" calcext:value-type="float">
            <text:p>0.352133</text:p>
          </table:table-cell>
          <table:table-cell office:value-type="float" office:value="0.289591" calcext:value-type="float">
            <text:p>0.289591</text:p>
          </table:table-cell>
          <table:table-cell office:value-type="float" office:value="0.358276" calcext:value-type="float">
            <text:p>0.35827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0327" calcext:value-type="float">
            <text:p>0.030327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028713" calcext:value-type="float">
            <text:p>0.028713</text:p>
          </table:table-cell>
          <table:table-cell office:value-type="float" office:value="0.015164" calcext:value-type="float">
            <text:p>0.015164</text:p>
          </table:table-cell>
          <table:table-cell office:value-type="float" office:value="0.041284" calcext:value-type="float">
            <text:p>0.041284</text:p>
          </table:table-cell>
          <table:table-cell office:value-type="float" office:value="0.042155" calcext:value-type="float">
            <text:p>0.042155</text:p>
          </table:table-cell>
          <table:table-cell office:value-type="float" office:value="0.043062" calcext:value-type="float">
            <text:p>0.043062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29673" calcext:value-type="float">
            <text:p>0.029673</text:p>
          </table:table-cell>
          <table:table-cell office:value-type="float" office:value="0.375434" calcext:value-type="float">
            <text:p>0.375434</text:p>
          </table:table-cell>
          <table:table-cell office:value-type="float" office:value="0.290326" calcext:value-type="float">
            <text:p>0.290326</text:p>
          </table:table-cell>
          <table:table-cell office:value-type="float" office:value="0.33424" calcext:value-type="float">
            <text:p>0.3342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0442" calcext:value-type="float">
            <text:p>0.020442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0.019745" calcext:value-type="float">
            <text:p>0.019745</text:p>
          </table:table-cell>
          <table:table-cell office:value-type="float" office:value="0.010221" calcext:value-type="float">
            <text:p>0.010221</text:p>
          </table:table-cell>
          <table:table-cell office:value-type="float" office:value="0.029673" calcext:value-type="float">
            <text:p>0.029673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019988" calcext:value-type="float">
            <text:p>0.0199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363862" calcext:value-type="float">
            <text:p>0.363862</text:p>
          </table:table-cell>
          <table:table-cell office:value-type="float" office:value="0.286627" calcext:value-type="float">
            <text:p>0.286627</text:p>
          </table:table-cell>
          <table:table-cell office:value-type="float" office:value="0.349511" calcext:value-type="float">
            <text:p>0.34951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9872" calcext:value-type="float">
            <text:p>0.009872</text:p>
          </table:table-cell>
          <table:table-cell office:value-type="float" office:value="0.009856" calcext:value-type="float">
            <text:p>0.009856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09911" calcext:value-type="float">
            <text:p>0.0099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05236" calcext:value-type="float">
            <text:p>0.005236</text:p>
          </table:table-cell>
          <table:table-cell office:value-type="float" office:value="0.368896" calcext:value-type="float">
            <text:p>0.368896</text:p>
          </table:table-cell>
          <table:table-cell office:value-type="float" office:value="0.288446" calcext:value-type="float">
            <text:p>0.288446</text:p>
          </table:table-cell>
          <table:table-cell office:value-type="float" office:value="0.342658" calcext:value-type="float">
            <text:p>0.3426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1804" calcext:value-type="float">
            <text:p>0.001804</text:p>
          </table:table-cell>
          <table:table-cell office:value-type="float" office:value="0.005236" calcext:value-type="float">
            <text:p>0.00523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ensitivityEx1_Influence.A3:SensitivityEx1_Influence.U3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8T16:34:15.494592876</dc:date>
    <meta:editing-duration>PT2M14S</meta:editing-duration>
    <meta:editing-cycles>1</meta:editing-cycles>
    <meta:document-statistic meta:table-count="1" meta:cell-count="636" meta:object-count="0"/>
    <meta:generator>LibreOffice/5.1.4.2$Linux_X86_64 LibreOffice_project/10m0$Build-2</meta:generator>
  </office:meta>
</office:document-meta>
</file>